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2b25" officeooo:paragraph-rsid="00162b25"/>
    </style:style>
    <style:style style:name="P2" style:family="paragraph" style:parent-style-name="Standard">
      <style:text-properties officeooo:rsid="00162b25" officeooo:paragraph-rsid="00162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ume de amor</text:p>
      <text:p text:style-name="P2"/>
      <text:p text:style-name="P2">Zambita, tu aroma perfumará </text:p>
      <text:p text:style-name="P2"/>
      <text:p text:style-name="P2">la noche insistente en que mi alma y mi mente se dan cuenta que no está.</text:p>
      <text:p text:style-name="P2"/>
      <text:p text:style-name="P2">la noche insistente en que mi alma y mi mente se dan cuenta que no está.</text:p>
      <text:p text:style-name="P2"/>
      <text:p text:style-name="P2">Zambita, la noche me cuestionará</text:p>
      <text:p text:style-name="P2"/>
      <text:p text:style-name="P2">si tu suave danza llenará de esperanza lo que no se puede llenar</text:p>
      <text:p text:style-name="P2"/>
      <text:p text:style-name="P2">si tu suave danza llenará de esperanza lo que no se puede llenar</text:p>
      <text:p text:style-name="P2"/>
      <text:p text:style-name="P2"/>
      <text:p text:style-name="P2">Zambita. Perfume de amor que se va</text:p>
      <text:p text:style-name="P2"/>
      <text:p text:style-name="P2">por que la memoria pretende ignorar lo que yo no quiero olvidar</text:p>
      <text:p text:style-name="P2"/>
      <text:p text:style-name="P2">por que la memoria quiere volver a olvidar lo que ya no existe mas.</text:p>
      <text:p text:style-name="P2"/>
      <text:p text:style-name="P2"/>
      <text:p text:style-name="P2">Zambita, vos me sabrás explicar, </text:p>
      <text:p text:style-name="P2"/>
      <text:p text:style-name="P2">como es que habiendo de todo vivido, llegó a mi lado tan presto el olvido</text:p>
      <text:p text:style-name="P2"/>
      <text:p text:style-name="P2">como es que habiendo de todo vivido, llegó a mi lado el olvido</text:p>
      <text:p text:style-name="P2"/>
      <text:p text:style-name="P2">o vos también hiciste nido</text:p>
      <text:p text:style-name="P2"/>
      <text:p text:style-name="P2">con los que pretenden callar</text:p>
      <text:p text:style-name="P2"/>
      <text:p text:style-name="P2">si es así zabita querida, yo no te quiero cantar</text:p>
      <text:p text:style-name="P2"/>
      <text:p text:style-name="P2">si es así zabita querida, yo no te quiero cantar</text:p>
      <text:p text:style-name="P2"/>
      <text:p text:style-name="P2"/>
      <text:p text:style-name="P2">Zambita. Perfume de amor que se va</text:p>
      <text:p text:style-name="P2"/>
      <text:p text:style-name="P2">por que la memoria pretende ignorar lo que yo no quiero olvidar</text:p>
      <text:p text:style-name="P2"/>
      <text:p text:style-name="P2">por que la memoria quiere volver a olvidar lo que ya no existe mas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28:15.353769116</meta:creation-date>
    <dc:date>2025-09-12T16:34:59.027651034</dc:date>
    <meta:editing-duration>PT6M44S</meta:editing-duration>
    <meta:editing-cycles>1</meta:editing-cycles>
    <meta:document-statistic meta:table-count="0" meta:image-count="0" meta:object-count="0" meta:page-count="1" meta:paragraph-count="20" meta:word-count="199" meta:character-count="993" meta:non-whitespace-character-count="812"/>
    <meta:generator>LibreOffice/25.2.4.3$Linux_X86_64 LibreOffice_project/520$Build-3</meta:generator>
  </office:meta>
</office:document-meta>
</file>